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0097in"/>
    </style:style>
    <style:style style:name="Table2.A1" style:family="table-cell">
      <style:table-cell-properties fo:padding="0.0382in" fo:border="0.0007in solid #000000"/>
    </style:style>
    <style:style style:name="Table2.2" style:family="table-row">
      <style:table-row-properties style:min-row-height="1.9806in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375in" fo:margin-left="-0.0063in" fo:margin-right="-0.0063in" fo:break-before="page" table:align="margins"/>
    </style:style>
    <style:style style:name="Table3.A" style:family="table-column">
      <style:table-column-properties style:column-width="6.9375in" style:rel-column-width="65535*"/>
    </style:style>
    <style:style style:name="Table3.A1" style:family="table-cell">
      <style:table-cell-properties fo:padding="0.0382in" fo:border="0.0007in solid #000000"/>
    </style:style>
    <style:style style:name="Table3.2" style:family="table-row">
      <style:table-row-properties style:min-row-height="2.0847in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ackground-color="#9999ff">
        <style:background-image/>
      </style:paragraph-properties>
    </style:style>
    <style:style style:name="P2" style:family="paragraph" style:parent-style-name="Standard">
      <style:paragraph-properties fo:background-color="#94bd5e">
        <style:background-image/>
      </style:paragraph-properties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fo:background-color="transparent"/>
    </style:style>
    <style:style style:name="P8" style:family="paragraph" style:parent-style-name="Standard" style:list-style-name="L4"/>
    <style:style style:name="P9" style:family="paragraph" style:parent-style-name="Heading_20_3">
      <style:text-properties style:font-name="Liberation Sans" fo:font-size="14pt" style:font-name-asian="DejaVu LGC Sans" style:font-size-asian="14pt" style:font-name-complex="DejaVu LGC Sans" style:font-size-complex="14pt"/>
    </style:style>
    <style:style style:name="P10" style:family="paragraph">
      <style:paragraph-properties fo:margin-left="0in" fo:margin-right="0in" fo:margin-top="0in" fo:margin-bottom="0in" fo:line-height="100%" fo:text-align="center" fo:text-indent="0in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in" fo:margin-right="0in" fo:margin-top="0in" fo:margin-bottom="0in" fo:line-height="100%" fo:text-align="start" fo:text-indent="0in"/>
    </style:style>
    <style:style style:name="P13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fo:color="#000000"/>
    </style:style>
    <style:style style:name="P16" style:family="paragraph">
      <style:paragraph-properties fo:margin-left="0in" fo:margin-right="0in" fo:margin-top="0in" fo:margin-bottom="0in" fo:line-height="100%" fo:text-align="center" fo:text-indent="0in"/>
      <style:text-properties fo:color="#0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align="center" fo:text-indent="0in"/>
      <style:text-properties fo:color="#80000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end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808080"/>
    </style:style>
    <style:style style:name="T6" style:family="text">
      <style:text-properties fo:color="#808080" fo:background-color="transparent"/>
    </style:style>
    <style:style style:name="T7" style:family="text">
      <style:text-properties fo:background-color="transparent"/>
    </style:style>
    <style:style style:name="T8" style:family="text">
      <style:text-properties fo:color="#4c4c4c"/>
    </style:style>
    <style:style style:name="T9" style:family="text">
      <style:text-properties fo:color="#000000"/>
    </style:style>
    <style:style style:name="T10" style:family="text"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6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800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8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7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8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800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solid" svg:stroke-width="0in" svg:stroke-color="#008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svg:stroke-width="0in" svg:stroke-color="#008000" draw:marker-start="" draw:marker-start-width="0.1181in" draw:marker-start-center="false" draw:marker-end="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8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9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2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none" svg:stroke-width="0in" svg:stroke-color="#8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3" text:outline-level="3">closure_q_date</text:h>
          </table:table-cell>
        </table:table-row>
        <table:table-row table:style-name="Table2.2">
          <table:table-cell table:style-name="Table2.A2" office:value-type="string">
            <text:p text:style-name="Standard"><draw:g text:anchor-type="paragraph" draw:z-index="0" draw:style-name="gr1"><draw:rect draw:style-name="gr2" draw:text-style-name="P11" svg:width="0.6114in" svg:height="0.1579in" svg:x="0.1146in" svg:y="0.9937in"><text:p text:style-name="P10"><text:span text:style-name="T10">ref_id</text:span></text:p></draw:rect><draw:rect draw:style-name="gr3" draw:text-style-name="P13" svg:width="1.5752in" svg:height="0.1571in" svg:x="5.1583in" svg:y="0.5217in"><text:p text:style-name="P12"><text:span text:style-name="T11">ctm_reference_status</text:span></text:p></draw:rect><draw:rect draw:style-name="gr4" draw:text-style-name="P11" draw:id="id13" svg:width="1.5752in" svg:height="0.1579in" svg:x="5.1583in" svg:y="0.8362in"><text:p text:style-name="P10"><text:span text:style-name="T10">name</text:span></text:p></draw:rect><draw:rect draw:style-name="gr5" draw:text-style-name="P11" draw:id="id8" svg:width="1.5752in" svg:height="0.1579in" svg:x="5.1583in" svg:y="0.6783in"><text:p text:style-name="P10"><text:span text:style-name="T10">ctm_reference_status_id</text:span></text:p></draw:rect><draw:rect draw:style-name="gr3" draw:text-style-name="P13" svg:width="1.0713in" svg:height="0.1579in" svg:x="1.9638in" svg:y="0.3638in"><text:p text:style-name="P12"><text:span text:style-name="T11">ctm_reference</text:span></text:p></draw:rect><draw:rect draw:style-name="gr5" draw:text-style-name="P11" draw:id="id5" svg:width="1.0713in" svg:height="0.1571in" svg:x="1.9638in" svg:y="0.5217in"><text:p text:style-name="P10"><text:span text:style-name="T10">ctm_reference_id</text:span></text:p></draw:rect><draw:rect draw:style-name="gr5" draw:text-style-name="P11" draw:id="id2" svg:width="1.0713in" svg:height="0.1579in" svg:x="1.9638in" svg:y="0.6783in"><text:p text:style-name="P10"><text:span text:style-name="T10">value</text:span></text:p></draw:rect><draw:rect draw:style-name="gr3" draw:text-style-name="P13" svg:width="0.628in" svg:height="0.1571in" svg:x="1.0445in" svg:y="0.5217in"><text:p text:style-name="P12"><text:span text:style-name="T11">Extent</text:span></text:p></draw:rect><draw:rect draw:style-name="gr5" draw:text-style-name="P11" draw:id="id1" svg:width="0.628in" svg:height="0.1579in" svg:x="1.0445in" svg:y="0.6783in"><text:p text:style-name="P10"><text:span text:style-name="T10">Extent_id</text:span></text:p></draw:rect><draw:rect draw:style-name="gr6" draw:text-style-name="P11" draw:id="id18" svg:width="0.628in" svg:height="0.1579in" svg:x="1.0445in" svg:y="0.9937in"><text:p text:style-name="P10"><text:span text:style-name="T10">ref_id</text:span></text:p></draw:rect><draw:connector draw:style-name="gr7" draw:text-style-name="P14" svg:x1="1.672in" svg:y1="0.7571in" svg:x2="1.9638in" svg:y2="0.7571in" draw:start-shape="id1" draw:start-glue-point="1" draw:end-shape="id2" draw:end-glue-point="3" svg:d="m4247 1923h741"><text:p/></draw:connector><draw:rect draw:style-name="gr3" draw:text-style-name="P13" svg:width="1.576in" svg:height="0.1579in" svg:x="3.2575in" svg:y="0.3638in"><text:p text:style-name="P12"><text:span text:style-name="T11">ctm_reference_history</text:span></text:p></draw:rect><draw:rect draw:style-name="gr5" draw:text-style-name="P11" draw:id="id6" svg:width="1.576in" svg:height="0.1571in" svg:x="3.2575in" svg:y="0.5217in"><text:p text:style-name="P10"><text:span text:style-name="T10">ctm_reference_id</text:span></text:p></draw:rect><draw:rect draw:style-name="gr5" draw:text-style-name="P11" draw:id="id7" svg:width="1.576in" svg:height="0.1579in" svg:x="3.2575in" svg:y="0.6783in"><text:p text:style-name="P10"><text:span text:style-name="T10">ctm_reference_status_id</text:span></text:p></draw:rect><draw:rect draw:style-name="gr6" draw:text-style-name="P16" draw:id="id11" svg:width="1.576in" svg:height="0.1579in" svg:x="3.2575in" svg:y="0.8362in"><text:p text:style-name="P15"><text:span text:style-name="T12">date_in</text:span></text:p></draw:rect><draw:rect draw:style-name="gr3" draw:text-style-name="P13" svg:width="0.6114in" svg:height="0.1579in" svg:x="0.1146in" svg:y="0.6783in"><text:p text:style-name="P12"><text:span text:style-name="T11">Extent</text:span></text:p></draw:rect><draw:rect draw:style-name="gr5" draw:text-style-name="P11" draw:id="id3" svg:width="0.6114in" svg:height="0.1579in" svg:x="0.1146in" svg:y="0.8362in"><text:p text:style-name="P10"><text:span text:style-name="T10">Extent_id</text:span></text:p></draw:rect><draw:rect draw:style-name="gr8" draw:text-style-name="P11" draw:id="id9" svg:width="0.6114in" svg:height="0.1579in" svg:x="0.1146in" svg:y="0.9937in"><text:p/></draw:rect><draw:rect draw:style-name="gr5" draw:text-style-name="P11" draw:id="id4" svg:width="0.628in" svg:height="0.1579in" svg:x="1.0445in" svg:y="0.8362in"><text:p text:style-name="P10"><text:span text:style-name="T10">parent_id</text:span></text:p></draw:rect><draw:connector draw:style-name="gr7" draw:text-style-name="P14" svg:x1="0.7256in" svg:y1="0.9146in" svg:x2="1.0445in" svg:y2="0.9146in" draw:start-shape="id3" draw:start-glue-point="1" draw:end-shape="id4" draw:end-glue-point="3" svg:d="m1843 2323h810"><text:p/></draw:connector><draw:connector draw:style-name="gr7" draw:text-style-name="P14" svg:x1="3.0346in" svg:y1="0.6in" svg:x2="3.2575in" svg:y2="0.6in" draw:start-shape="id5" draw:start-glue-point="1" draw:end-shape="id6" draw:end-glue-point="3" svg:d="m7708 1524h566"><text:p/></draw:connector><draw:connector draw:style-name="gr7" draw:text-style-name="P14" svg:x1="4.8335in" svg:y1="0.7571in" svg:x2="5.1583in" svg:y2="0.7571in" draw:start-shape="id7" draw:start-glue-point="1" draw:end-shape="id8" draw:end-glue-point="3" svg:d="m12277 1923h825"><text:p/></draw:connector><draw:rect draw:style-name="gr9" draw:text-style-name="P17" draw:id="id10" svg:width="0.9843in" svg:height="0.1571in" svg:x="0.7772in" svg:y="1.6665in"><text:p>&lt;Collection ID&gt;</text:p></draw:rect><draw:rect draw:style-name="gr9" draw:text-style-name="P17" draw:id="id19" svg:width="0.985in" svg:height="0.1571in" svg:x="2.2839in" svg:y="1.6665in"><text:p>&lt;BAC ID&gt;</text:p></draw:rect><draw:rect draw:style-name="gr9" draw:text-style-name="P18" draw:id="id12" svg:width="1.5803in" svg:height="0.1571in" svg:x="3.2555in" svg:y="1.6665in"><text:p>&lt;Publication Date&gt;</text:p></draw:rect><draw:rect draw:style-name="gr10" draw:text-style-name="P19" svg:width="0.5913in" svg:height="0.1571in" svg:x="0.1866in" svg:y="1.6665in"><text:p><text:span text:style-name="T1">Output:</text:span></text:p></draw:rect><draw:rect draw:style-name="gr11" draw:text-style-name="P19" svg:width="0.5913in" svg:height="0.1579in" svg:x="0.1866in" svg:y="0in"><text:p><text:span text:style-name="T1">Input:</text:span></text:p></draw:rect><draw:rect draw:style-name="gr12" draw:text-style-name="P17" draw:id="id14" svg:width="0.7898in" svg:height="0.1579in" svg:x="2.6457in" svg:y="0in"><text:p>&lt;status&gt;</text:p></draw:rect><draw:rect draw:style-name="gr12" draw:text-style-name="P17" draw:id="id16" svg:width="1.3567in" svg:height="0.1579in" svg:x="0.9717in" svg:y="0in"><text:p>&lt;Not deprecated&gt;</text:p></draw:rect><draw:connector draw:style-name="gr13" draw:text-style-name="P14" svg:x1="0.4201in" svg:y1="1.1516in" svg:x2="1.2689in" svg:y2="1.6665in" draw:start-shape="id9" draw:start-glue-point="2" draw:end-shape="id10" svg:d="m1067 2925v654h2156v654"><text:p/></draw:connector><draw:connector draw:style-name="gr13" draw:text-style-name="P14" svg:x1="4.0453in" svg:y1="0.9937in" svg:x2="4.0453in" svg:y2="1.6665in" draw:start-shape="id11" draw:start-glue-point="2" draw:end-shape="id12" svg:d="m10275 2524v1709"><text:p/></draw:connector><draw:connector draw:style-name="gr14" draw:text-style-name="P14" draw:id="id17" svg:x1="0.9181in" svg:y1="0.3634in" svg:x2="0.7256in" svg:y2="1.072in" draw:end-shape="id9" draw:end-glue-point="1" svg:d="m2332 923h12v1800h-501"><text:p/></draw:connector><draw:connector draw:style-name="gr14" draw:text-style-name="P14" draw:id="id15" svg:x1="4.939in" svg:y1="0.0819in" svg:x2="5.1583in" svg:y2="0.9146in" draw:end-shape="id13" draw:end-glue-point="3" svg:d="m12545 208h28v2115h529"><text:p/></draw:connector><draw:connector draw:style-name="gr15" draw:text-style-name="P14" draw:type="line" svg:x1="3.4354in" svg:y1="0.0783in" svg:x2="4.939in" svg:y2="0.0819in" draw:start-shape="id14" draw:start-glue-point="1" draw:end-shape="id15" draw:end-glue-point="2" svg:d="m8726 199 3819 9"><text:p/></draw:connector><draw:connector draw:style-name="gr16" draw:text-style-name="P14" svg:x1="1.6492in" svg:y1="0.1575in" svg:x2="0.9181in" svg:y2="0.3634in" draw:start-shape="id16" draw:start-glue-point="2" draw:end-shape="id17" draw:end-glue-point="2" svg:d="m4189 400v284h-1857v239"><text:p/></draw:connector><draw:connector draw:style-name="gr13" draw:text-style-name="P14" svg:x1="1.3583in" svg:y1="1.1516in" svg:x2="2.7764in" svg:y2="1.6665in" draw:start-shape="id18" draw:start-glue-point="2" draw:end-shape="id19" draw:end-glue-point="0" svg:d="m3450 2925v654h3602v654"><text:p/></draw:connector></draw:g></text:p>
          </table:table-cell>
        </table:table-row>
        <table:table-row table:style-name="Table2.1">
          <table:table-cell table:style-name="Table2.A2" office:value-type="string">
            <text:p text:style-name="Standard"><text:span text:style-name="Teletype"><text:span text:style-name="T1">select </text:span></text:span></text:p>
            <text:p text:style-name="P1"><text:span text:style-name="Teletype"><text:s text:c="2"/>collection.ref_id as collection, </text:span></text:p>
            <text:p text:style-name="P1"><text:span text:style-name="Teletype"><text:s text:c="2"/>sample.ref_id as sample, </text:span></text:p>
            <text:p text:style-name="P1"><text:span text:style-name="Teletype"><text:s text:c="2"/></text:span><text:span text:style-name="Teletype"><text:span text:style-name="T9">h.date_in</text:span></text:span><text:span text:style-name="Teletype"> </text:span></text:p>
            <text:p text:style-name="Standard"><text:span text:style-name="Teletype"><text:span text:style-name="T1">from </text:span></text:span></text:p>
            <text:p text:style-name="Standard"><text:span text:style-name="Teletype"><text:s text:c="2"/>Extent collection, </text:span></text:p>
            <text:p text:style-name="Standard"><text:span text:style-name="Teletype"><text:s text:c="2"/>Extent sampl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history h, </text:span></text:p>
            <text:p text:style-name="Standard"><text:span text:style-name="Teletype"><text:s text:c="2"/>ctm_reference_status s </text:span></text:p>
            <text:p text:style-name="Standard"><text:span text:style-name="Teletype"><text:span text:style-name="T1">where </text:span></text:span></text:p>
            <text:p text:style-name="Standard"><text:span text:style-name="Teletype"><text:s text:c="2"/>h.ctm_reference_status_id= s.ctm_reference_status_id </text:span><text:span text:style-name="Teletype"><text:span text:style-name="T1">and </text:span></text:span></text:p>
            <text:p text:style-name="Standard"><text:span text:style-name="Teletype"><text:s text:c="2"/></text:span><text:span text:style-name="Teletype"><text:span text:style-name="T4">convert</text:span></text:span><text:span text:style-name="Teletype">(numeric,r.value) = sample.Extent_id </text:span><text:span text:style-name="Teletype"><text:span text:style-name="T1">and </text:span></text:span></text:p>
            <text:p text:style-name="Standard"><text:span text:style-name="Teletype"><text:s text:c="2"/>r.ctm_reference_id <text:s text:c="6"/>= h.ctm_reference_id </text:span><text:span text:style-name="Teletype"><text:span text:style-name="T1">and </text:span></text:span></text:p>
            <text:p text:style-name="Standard"><text:span text:style-name="Teletype"><text:s text:c="2"/>sample.parent_id <text:s text:c="8"/>= collection.Extent_id </text:span><text:span text:style-name="Teletype"><text:span text:style-name="T1">and </text:span></text:span></text:p>
            <text:p text:style-name="P2"><text:span text:style-name="Teletype"><text:s text:c="2"/>s.name="</text:span><text:span text:style-name="Teletype"><text:span text:style-name="T4">Published</text:span></text:span><text:span text:style-name="Teletype">" </text:span><text:span text:style-name="Teletype"><text:span text:style-name="T1">and </text:span></text:span></text:p>
            <text:p text:style-name="P2"><text:span text:style-name="Teletype"><text:s text:c="2"/>collection.ref_id </text:span><text:span text:style-name="Teletype"><text:span text:style-name="T1">NOT IN </text:span></text:span><text:span text:style-name="Teletype">('</text:span><text:span text:style-name="Teletype"><text:span text:style-name="T4">XX</text:span></text:span><text:span text:style-name="Teletype">') </text:span></text:p>
            <text:p text:style-name="Standard"><text:span text:style-name="Teletype"><text:span text:style-name="T1">order by </text:span></text:span><text:span text:style-name="Teletype">h.date_in</text:span></text:p>
          </table:table-cell>
        </table:table-row>
        <table:table-row table:style-name="Table2.1">
          <table:table-cell table:style-name="Table2.A2" office:value-type="string">
            <text:p text:style-name="Standard">Notes</text:p>
            <text:list xml:id="list2065307125" text:style-name="L1">
              <text:list-item>
                <text:p text:style-name="P4">'collection.ref_id' is only used to test that the samples aren't in the deprecated collection.</text:p>
              </text:list-item>
              <text:list-item>
                <text:p text:style-name="P4">'Publication Date' is equivalent to the 'Resolved' column in Issue Navigator, as moving a sample to Published sets the 'Resolved' date.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h text:style-name="P9" text:outline-level="3">closure_stat_specific</text:h>
          </table:table-cell>
        </table:table-row>
        <table:table-row table:style-name="Table3.2">
          <table:table-cell table:style-name="Table3.A2" office:value-type="string">
            <text:p text:style-name="P3"><draw:g text:anchor-type="paragraph" draw:z-index="1" draw:style-name="gr17"><draw:rect draw:style-name="gr18" draw:text-style-name="P11" svg:width="0.7878in" svg:height="0.1579in" svg:x="1.2693in" svg:y="0.9189in"><text:p text:style-name="P10"><text:span text:style-name="T10">lib_name</text:span></text:p></draw:rect><draw:rect draw:style-name="gr19" draw:text-style-name="P11" draw:id="id20" svg:width="0.7878in" svg:height="0.1579in" svg:x="1.2693in" svg:y="0.9189in"><text:p/></draw:rect><draw:rect draw:style-name="gr9" draw:text-style-name="P17" draw:id="id31" svg:width="0.7878in" svg:height="0.1571in" svg:x="3.9858in" svg:y="1.6984in"><text:p>&lt;BAC ID&gt;</text:p></draw:rect><draw:rect draw:style-name="gr20" draw:text-style-name="P20" draw:id="id21" svg:width="2.2421in" svg:height="0.1571in" svg:x="0.8657in" svg:y="1.6984in"><text:p>&lt;Collection Code&gt;+<text:span text:style-name="T5">&lt;Sample ID&gt;</text:span></text:p></draw:rect><draw:rect draw:style-name="gr21" draw:text-style-name="P20" draw:id="id30" svg:width="0.8843in" svg:height="0.1571in" svg:x="3.1594in" svg:y="1.6984in"><text:p><text:span text:style-name="T5">&lt;lib_desc&gt;</text:span></text:p></draw:rect><draw:rect draw:style-name="gr10" draw:text-style-name="P19" svg:width="0.5906in" svg:height="0.1571in" svg:x="0.2756in" svg:y="1.6984in"><text:p><text:span text:style-name="T1">Output:</text:span></text:p></draw:rect><draw:rect draw:style-name="gr3" draw:text-style-name="P13" svg:width="1.5752in" svg:height="0.1587in" svg:x="3.2374in" svg:y="0.4457in"><text:p text:style-name="P12"><text:span text:style-name="T11">ctm_reference</text:span></text:p></draw:rect><draw:rect draw:style-name="gr5" draw:text-style-name="P11" draw:id="id26" svg:width="1.5752in" svg:height="0.1571in" svg:x="3.2374in" svg:y="0.6043in"><text:p text:style-name="P10"><text:span text:style-name="T10">value</text:span></text:p></draw:rect><draw:rect draw:style-name="gr5" draw:text-style-name="P11" draw:id="id27" svg:width="1.5752in" svg:height="0.1587in" svg:x="3.2374in" svg:y="0.7602in"><text:p text:style-name="P10"><text:span text:style-name="T10">ctm_reference_status_id</text:span></text:p></draw:rect><draw:rect draw:style-name="gr3" draw:text-style-name="P13" svg:width="1.576in" svg:height="0.1571in" svg:x="5.0094in" svg:y="0.6043in"><text:p text:style-name="P12"><text:span text:style-name="T11">ctm_reference_status</text:span></text:p></draw:rect><draw:rect draw:style-name="gr6" draw:text-style-name="P11" draw:id="id32" svg:width="1.576in" svg:height="0.1587in" svg:x="5.0094in" svg:y="0.9189in"><text:p text:style-name="P10"><text:span text:style-name="T10">name</text:span></text:p></draw:rect><draw:rect draw:style-name="gr5" draw:text-style-name="P11" draw:id="id28" svg:width="1.576in" svg:height="0.1587in" svg:x="5.0094in" svg:y="0.7602in"><text:p text:style-name="P10"><text:span text:style-name="T10">ctm_reference_status_id</text:span></text:p></draw:rect><draw:rect draw:style-name="gr3" draw:text-style-name="P13" svg:width="0.7878in" svg:height="0.1571in" svg:x="1.2693in" svg:y="0.6043in"><text:p text:style-name="P12"><text:span text:style-name="T11">BAC</text:span></text:p></draw:rect><draw:rect draw:style-name="gr5" draw:text-style-name="P11" draw:id="id23" svg:width="0.7878in" svg:height="0.1587in" svg:x="1.2693in" svg:y="0.7602in"><text:p text:style-name="P10"><text:span text:style-name="T10">id</text:span></text:p></draw:rect><draw:connector draw:style-name="gr13" draw:text-style-name="P14" svg:x1="1.2693in" svg:y1="0.9972in" svg:x2="1.9866in" svg:y2="1.6984in" draw:start-shape="id20" draw:start-glue-point="3" draw:end-shape="id21" draw:end-glue-point="0" svg:d="m3224 2533h-501v991h2323v790"><text:p/></draw:connector><draw:rect draw:style-name="gr3" draw:text-style-name="P13" svg:width="0.7898in" svg:height="0.1587in" svg:x="2.2535in" svg:y="0.4457in"><text:p text:style-name="P12"><text:span text:style-name="T11">Extent</text:span></text:p></draw:rect><draw:rect draw:style-name="gr5" draw:text-style-name="P11" draw:id="id25" svg:width="0.7898in" svg:height="0.1571in" svg:x="2.2535in" svg:y="0.6043in"><text:p text:style-name="P10"><text:span text:style-name="T10">Extent_id</text:span></text:p></draw:rect><draw:rect draw:style-name="gr6" draw:text-style-name="P11" draw:id="id24" svg:width="0.7898in" svg:height="0.1587in" svg:x="2.2535in" svg:y="0.7602in"><text:p text:style-name="P10"><text:span text:style-name="T10">ref_id</text:span></text:p></draw:rect><draw:connector draw:style-name="gr14" draw:text-style-name="P14" svg:x1="2.0862in" svg:y1="0.1575in" svg:x2="1.2693in" svg:y2="0.9972in" draw:start-shape="id22" draw:start-glue-point="2" draw:end-shape="id20" draw:end-glue-point="3" svg:d="m5299 400v990h-2576v1143h501"><text:p/></draw:connector><draw:rect draw:style-name="gr9" draw:text-style-name="P21" draw:id="id22" svg:width="2.4406in" svg:height="0.1579in" svg:x="0.8657in" svg:y="0in"><text:p>&lt;Collection Code&gt;+<text:span text:style-name="T2">&lt;Sample ID&gt;</text:span></text:p></draw:rect><draw:rect draw:style-name="gr10" draw:text-style-name="P19" svg:width="0.5906in" svg:height="0.1579in" svg:x="0.2756in" svg:y="0in"><text:p><text:span text:style-name="T1">Input:</text:span></text:p></draw:rect><draw:connector draw:style-name="gr7" draw:text-style-name="P14" svg:x1="2.0567in" svg:y1="0.8398in" svg:x2="2.2531in" svg:y2="0.8398in" draw:start-shape="id23" draw:start-glue-point="1" draw:end-shape="id24" draw:end-glue-point="3" svg:d="m5224 2133h499"><text:p/></draw:connector><draw:connector draw:style-name="gr7" draw:text-style-name="P14" svg:x1="3.0429in" svg:y1="0.6827in" svg:x2="3.2374in" svg:y2="0.6827in" draw:start-shape="id25" draw:start-glue-point="1" draw:end-shape="id26" draw:end-glue-point="3" svg:d="m7729 1734h494"><text:p/></draw:connector><draw:connector draw:style-name="gr7" draw:text-style-name="P14" svg:x1="4.8122in" svg:y1="0.8398in" svg:x2="5.0094in" svg:y2="0.8398in" draw:start-shape="id27" draw:start-glue-point="1" draw:end-shape="id28" draw:end-glue-point="3" svg:d="m12223 2133h501"><text:p/></draw:connector><draw:rect draw:style-name="gr6" draw:text-style-name="P22" draw:id="id29" svg:width="0.7878in" svg:height="0.1587in" svg:x="1.2693in" svg:y="1.0756in"><text:p text:style-name="P10"><text:span text:style-name="T13">lib_desc</text:span></text:p></draw:rect><draw:connector draw:style-name="gr13" draw:text-style-name="P14" svg:x1="1.663in" svg:y1="1.2339in" svg:x2="3.6012in" svg:y2="1.6984in" draw:start-shape="id29" draw:start-glue-point="2" draw:end-shape="id30" svg:d="m4224 3134v591h4923v589"><text:p/></draw:connector><draw:connector draw:style-name="gr13" draw:text-style-name="P14" svg:x1="2.6476in" svg:y1="0.9189in" svg:x2="4.3795in" svg:y2="1.6984in" draw:start-shape="id24" draw:start-glue-point="2" draw:end-shape="id31" draw:end-glue-point="0" svg:d="m6725 2334v991h4399v989"><text:p/></draw:connector><draw:rect draw:style-name="gr9" draw:text-style-name="P17" draw:id="id33" svg:width="0.7878in" svg:height="0.1579in" svg:x="4.8882in" svg:y="1.6984in"><text:p>&lt;Status&gt;</text:p></draw:rect><draw:connector draw:style-name="gr13" draw:text-style-name="P14" svg:x1="5.7972in" svg:y1="1.0772in" svg:x2="5.2819in" svg:y2="1.6984in" draw:start-shape="id32" draw:start-glue-point="2" draw:end-shape="id33" svg:d="m14725 2736v790h-1309v788"><text:p/></draw:connector></draw:g></text:p>
          </table:table-cell>
        </table:table-row>
        <table:table-row>
          <table:table-cell table:style-name="Table3.A2" office:value-type="string">
            <text:p text:style-name="Standard"><text:span text:style-name="Teletype"><text:span text:style-name="T1">select</text:span></text:span><text:span text:style-name="Teletype"> </text:span></text:p>
            <text:p text:style-name="P1"><text:span text:style-name="Teletype"><text:s text:c="2"/></text:span><text:span text:style-name="Teletype"><text:span text:style-name="T8">b.lib_name,</text:span></text:span><text:span text:style-name="Teletype"><text:span text:style-name="T5"> <text:s/></text:span></text:span></text:p>
            <text:p text:style-name="P1"><text:span text:style-name="Teletype"><text:s text:c="2"/></text:span><text:span text:style-name="Teletype"><text:span text:style-name="T5">b.lib_desc</text:span></text:span><text:span text:style-name="Teletype"><text:span text:style-name="T2">, </text:span></text:span><text:span text:style-name="Teletype"><text:s text:c="2"/></text:span></text:p>
            <text:p text:style-name="P1"><text:span text:style-name="Teletype"><text:s text:c="2"/>e.ref_id, </text:span></text:p>
            <text:p text:style-name="P1"><text:span text:style-name="Teletype"><text:s text:c="2"/>s.name </text:span></text:p>
            <text:p text:style-name="Standard"><text:span text:style-name="Teletype"><text:span text:style-name="T1">from </text:span></text:span></text:p>
            <text:p text:style-name="Standard"><text:span text:style-name="Teletype"><text:s text:c="2"/>Extent 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status s, </text:span></text:p>
            <text:p text:style-name="Standard"><text:span text:style-name="Teletype"><text:s text:c="2"/>track..bac b </text:span></text:p>
            <text:p text:style-name="Standard"><text:span text:style-name="Teletype"><text:span text:style-name="T1">where</text:span></text:span><text:span text:style-name="Teletype"> </text:span></text:p>
            <text:p text:style-name="Standard"><text:span text:style-name="Teletype"><text:s text:c="2"/>r.ctm_reference_status_id = s.ctm_reference_status_id </text:span><text:span text:style-name="Teletype"><text:span text:style-name="T1">and </text:span></text:span></text:p>
            <text:p text:style-name="Standard"><text:span text:style-name="Teletype"><text:s text:c="2"/>convert(numeric,e.ref_id) = b.id </text:span><text:span text:style-name="Teletype"><text:span text:style-name="T1">and </text:span></text:span></text:p>
            <text:p text:style-name="Standard"><text:span text:style-name="Teletype"><text:s text:c="2"/>convert(numeric,r.value) <text:s/>= e.Extent_id </text:span><text:span text:style-name="Teletype"><text:span text:style-name="T1">and </text:span></text:span></text:p>
            <text:p text:style-name="P2"><text:span text:style-name="Teletype"><text:s text:c="2"/>b.lib_name </text:span><text:span text:style-name="Teletype"><text:span text:style-name="T1">like </text:span></text:span><text:span text:style-name="Teletype">"</text:span><text:span text:style-name="Teletype"><text:span text:style-name="T4">DW09%</text:span></text:span><text:span text:style-name="Teletype"><text:span text:style-name="T3">63</text:span></text:span><text:span text:style-name="Teletype">" </text:span></text:p>
            <text:p text:style-name="Standard"><text:span text:style-name="Teletype"><text:span text:style-name="T1">order by </text:span></text:span><text:span text:style-name="Teletype">b.lib_name</text:span></text:p>
          </table:table-cell>
        </table:table-row>
        <table:table-row>
          <table:table-cell table:style-name="Table3.A2" office:value-type="string">
            <text:p text:style-name="Standard">Notes</text:p>
            <text:list xml:id="list1209928850" text:style-name="L2">
              <text:list-item>
                <text:p text:style-name="P5">Both the <text:span text:style-name="T2">'Sample ID'</text:span> and the 'Collection Code' portion of 'lib_name' are being used. </text:p>
              </text:list-item>
            </text:list>
            <text:p text:style-name="Standard">(The pattern used in the query is to handle an uncertain number of zeros between the two parts).</text:p>
            <text:list xml:id="list2000095492" text:style-name="L3">
              <text:list-item>
                <text:p text:style-name="P7"><text:span text:style-name="T5">'Sample ID' </text:span><text:span text:style-name="T7">(from 'lib_name') is not required output.</text:span></text:p>
              </text:list-item>
              <text:list-item>
                <text:p text:style-name="P6"><text:span text:style-name="T6">'lib_desc' </text:span><text:span text:style-name="T7">is not required.</text:span></text:p>
              </text:list-item>
            </text:list>
          </table:table-cell>
        </table:table-row>
      </table:table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closure_status</text:h>
          </table:table-cell>
        </table:table-row>
        <table:table-row>
          <table:table-cell table:style-name="Table1.A2" office:value-type="string">
            <text:p text:style-name="Table_20_Contents"><draw:g text:anchor-type="paragraph" draw:z-index="2" draw:style-name="gr17"><draw:rect draw:style-name="gr18" draw:text-style-name="P11" svg:width="0.7878in" svg:height="0.1579in" svg:x="1.263in" svg:y="0.9189in"><text:p text:style-name="P10"><text:span text:style-name="T10">lib_name</text:span></text:p></draw:rect><draw:rect draw:style-name="gr19" draw:text-style-name="P11" draw:id="id34" svg:width="0.7878in" svg:height="0.1579in" svg:x="1.263in" svg:y="0.9189in"><text:p/></draw:rect><draw:rect draw:style-name="gr9" draw:text-style-name="P17" draw:id="id45" svg:width="0.9862in" svg:height="0.1571in" svg:x="4.011in" svg:y="1.6992in"><text:p>&lt;BAC ID&gt;</text:p></draw:rect><draw:rect draw:style-name="gr20" draw:text-style-name="P20" draw:id="id35" svg:width="2.3252in" svg:height="0.1571in" svg:x="0.8138in" svg:y="1.6992in"><text:p>&lt;Collection Code&gt;+<text:span text:style-name="T5">&lt;Sample ID&gt;</text:span></text:p></draw:rect><draw:rect draw:style-name="gr21" draw:text-style-name="P20" draw:id="id44" svg:width="0.7886in" svg:height="0.1571in" svg:x="3.1386in" svg:y="1.6992in"><text:p><text:span text:style-name="T5">&lt;lib_desc&gt;</text:span></text:p></draw:rect><draw:rect draw:style-name="gr10" draw:text-style-name="P19" svg:width="0.5906in" svg:height="0.1571in" svg:x="0.2693in" svg:y="1.6984in"><text:p><text:span text:style-name="T1">Output:</text:span></text:p></draw:rect><draw:rect draw:style-name="gr3" draw:text-style-name="P13" svg:width="1.5752in" svg:height="0.1587in" svg:x="3.2311in" svg:y="0.4457in"><text:p text:style-name="P12"><text:span text:style-name="T11">ctm_reference</text:span></text:p></draw:rect><draw:rect draw:style-name="gr5" draw:text-style-name="P11" draw:id="id40" svg:width="1.5752in" svg:height="0.1571in" svg:x="3.2311in" svg:y="0.6043in"><text:p text:style-name="P10"><text:span text:style-name="T10">value</text:span></text:p></draw:rect><draw:rect draw:style-name="gr5" draw:text-style-name="P11" draw:id="id41" svg:width="1.5752in" svg:height="0.1587in" svg:x="3.2311in" svg:y="0.7602in"><text:p text:style-name="P10"><text:span text:style-name="T10">ctm_reference_status_id</text:span></text:p></draw:rect><draw:rect draw:style-name="gr3" draw:text-style-name="P13" svg:width="1.576in" svg:height="0.1571in" svg:x="5.0031in" svg:y="0.6043in"><text:p text:style-name="P12"><text:span text:style-name="T11">ctm_reference_status</text:span></text:p></draw:rect><draw:rect draw:style-name="gr6" draw:text-style-name="P11" draw:id="id46" svg:width="1.576in" svg:height="0.1587in" svg:x="5.0031in" svg:y="0.9189in"><text:p text:style-name="P10"><text:span text:style-name="T10">name</text:span></text:p></draw:rect><draw:rect draw:style-name="gr5" draw:text-style-name="P11" draw:id="id42" svg:width="1.576in" svg:height="0.1587in" svg:x="5.0031in" svg:y="0.7602in"><text:p text:style-name="P10"><text:span text:style-name="T10">ctm_reference_status_id</text:span></text:p></draw:rect><draw:rect draw:style-name="gr3" draw:text-style-name="P13" svg:width="0.7878in" svg:height="0.1571in" svg:x="1.263in" svg:y="0.6043in"><text:p text:style-name="P12"><text:span text:style-name="T11">BAC</text:span></text:p></draw:rect><draw:rect draw:style-name="gr5" draw:text-style-name="P11" draw:id="id37" svg:width="0.7878in" svg:height="0.1587in" svg:x="1.263in" svg:y="0.7602in"><text:p text:style-name="P10"><text:span text:style-name="T10">id</text:span></text:p></draw:rect><draw:connector draw:style-name="gr13" draw:text-style-name="P14" svg:x1="1.263in" svg:y1="0.9972in" svg:x2="1.976in" svg:y2="1.6992in" draw:start-shape="id34" draw:start-glue-point="3" draw:end-shape="id35" draw:end-glue-point="0" svg:d="m3208 2533h-501v993h2312v790"><text:p/></draw:connector><draw:rect draw:style-name="gr3" draw:text-style-name="P13" svg:width="0.7898in" svg:height="0.1587in" svg:x="2.2472in" svg:y="0.4457in"><text:p text:style-name="P12"><text:span text:style-name="T11">Extent</text:span></text:p></draw:rect><draw:rect draw:style-name="gr5" draw:text-style-name="P11" draw:id="id39" svg:width="0.7898in" svg:height="0.1571in" svg:x="2.2472in" svg:y="0.6043in"><text:p text:style-name="P10"><text:span text:style-name="T10">Extent_id</text:span></text:p></draw:rect><draw:rect draw:style-name="gr6" draw:text-style-name="P11" draw:id="id38" svg:width="0.7898in" svg:height="0.1587in" svg:x="2.2472in" svg:y="0.7602in"><text:p text:style-name="P10"><text:span text:style-name="T10">ref_id</text:span></text:p></draw:rect><draw:connector draw:style-name="gr14" draw:text-style-name="P14" svg:x1="1.2976in" svg:y1="0.1575in" svg:x2="1.263in" svg:y2="0.9972in" draw:start-shape="id36" draw:start-glue-point="2" draw:end-shape="id34" draw:end-glue-point="3" svg:d="m3296 400v967h-589v1166h501"><text:p/></draw:connector><draw:rect draw:style-name="gr9" draw:text-style-name="P21" draw:id="id36" svg:width="0.9689in" svg:height="0.1579in" svg:x="0.8138in" svg:y="0in"><text:p>&lt;Collection Code&gt;</text:p></draw:rect><draw:rect draw:style-name="gr10" draw:text-style-name="P19" svg:width="0.5906in" svg:height="0.1579in" svg:x="0.2693in" svg:y="0in"><text:p><text:span text:style-name="T1">Input:</text:span></text:p></draw:rect><draw:connector draw:style-name="gr7" draw:text-style-name="P14" svg:x1="2.0504in" svg:y1="0.8398in" svg:x2="2.2469in" svg:y2="0.8398in" draw:start-shape="id37" draw:start-glue-point="1" draw:end-shape="id38" draw:end-glue-point="3" svg:d="m5208 2133h499"><text:p/></draw:connector><draw:connector draw:style-name="gr7" draw:text-style-name="P14" svg:x1="3.0366in" svg:y1="0.6827in" svg:x2="3.2311in" svg:y2="0.6827in" draw:start-shape="id39" draw:start-glue-point="1" draw:end-shape="id40" draw:end-glue-point="3" svg:d="m7713 1734h494"><text:p/></draw:connector><draw:connector draw:style-name="gr7" draw:text-style-name="P14" svg:x1="4.8059in" svg:y1="0.8398in" svg:x2="5.0031in" svg:y2="0.8398in" draw:start-shape="id41" draw:start-glue-point="1" draw:end-shape="id42" draw:end-glue-point="3" svg:d="m12207 2133h501"><text:p/></draw:connector><draw:rect draw:style-name="gr6" draw:text-style-name="P22" draw:id="id43" svg:width="0.7878in" svg:height="0.1587in" svg:x="1.263in" svg:y="1.0756in"><text:p text:style-name="P10"><text:span text:style-name="T13">lib_desc</text:span></text:p></draw:rect><draw:connector draw:style-name="gr13" draw:text-style-name="P14" svg:x1="1.6567in" svg:y1="1.2339in" svg:x2="3.5323in" svg:y2="1.6992in" draw:start-shape="id43" draw:start-glue-point="2" draw:end-shape="id44" svg:d="m4208 3134v591h4764v591"><text:p/></draw:connector><draw:connector draw:style-name="gr13" draw:text-style-name="P14" svg:x1="2.6413in" svg:y1="0.9189in" svg:x2="4.5039in" svg:y2="1.6992in" draw:start-shape="id38" draw:start-glue-point="2" draw:end-shape="id45" draw:end-glue-point="0" svg:d="m6709 2334v991h4731v991"><text:p/></draw:connector><draw:rect draw:style-name="gr9" draw:text-style-name="P17" draw:id="id47" svg:width="0.7878in" svg:height="0.1579in" svg:x="4.913in" svg:y="1.6984in"><text:p>&lt;status&gt;</text:p></draw:rect><draw:connector draw:style-name="gr13" draw:text-style-name="P14" svg:x1="5.7906in" svg:y1="1.0772in" svg:x2="5.3067in" svg:y2="1.6984in" draw:start-shape="id46" draw:start-glue-point="2" draw:end-shape="id47" svg:d="m14708 2736v790h-1229v788"><text:p/></draw:connector></draw:g></text:p>
          </table:table-cell>
        </table:table-row>
        <table:table-row>
          <table:table-cell table:style-name="Table1.A2" office:value-type="string">
            <text:p text:style-name="Standard"><text:span text:style-name="Teletype"/></text:p>
            <text:p text:style-name="Standard"><text:span text:style-name="Teletype">select </text:span></text:p>
            <text:p text:style-name="P1"><text:span text:style-name="Teletype"><text:span text:style-name="T5"><text:s text:c="2"/></text:span></text:span><text:span text:style-name="Teletype"><text:span text:style-name="T8">b.lib_name,</text:span></text:span><text:span text:style-name="Teletype"><text:span text:style-name="T5"> </text:span></text:span></text:p>
            <text:p text:style-name="P1"><text:span text:style-name="Teletype"><text:span text:style-name="T2"><text:s text:c="2"/></text:span></text:span><text:span text:style-name="Teletype"><text:span text:style-name="T5">b.lib_desc,</text:span></text:span><text:span text:style-name="Teletype"><text:span text:style-name="T2"> </text:span></text:span></text:p>
            <text:p text:style-name="P1"><text:span text:style-name="Teletype"><text:s text:c="2"/>e.ref_id, </text:span></text:p>
            <text:p text:style-name="P1"><text:span text:style-name="Teletype"><text:s text:c="2"/>s.name </text:span></text:p>
            <text:p text:style-name="Standard"><text:span text:style-name="Teletype">from </text:span></text:p>
            <text:p text:style-name="Standard"><text:span text:style-name="Teletype"><text:s text:c="2"/>Extent 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status s, </text:span></text:p>
            <text:p text:style-name="Standard"><text:span text:style-name="Teletype"><text:s text:c="2"/>track..bac b </text:span></text:p>
            <text:p text:style-name="Standard"><text:span text:style-name="Teletype">where </text:span></text:p>
            <text:p text:style-name="Standard"><text:span text:style-name="Teletype"><text:s text:c="2"/>r.ctm_reference_status_id = s.ctm_reference_status_id and </text:span></text:p>
            <text:p text:style-name="Standard"><text:span text:style-name="Teletype"><text:s text:c="2"/>convert (numeric,e.ref_id)=b.id and </text:span></text:p>
            <text:p text:style-name="Standard"><text:span text:style-name="Teletype"><text:s text:c="2"/>convert(numeric,r.value)=e.Extent_id and </text:span></text:p>
            <text:p text:style-name="P2"><text:span text:style-name="Teletype"><text:s text:c="2"/>b.lib_name like "GN%" </text:span></text:p>
            <text:p text:style-name="Standard"><text:span text:style-name="Teletype">order by s.name</text:span></text:p>
          </table:table-cell>
        </table:table-row>
        <table:table-row>
          <table:table-cell table:style-name="Table1.A2" office:value-type="string">
            <text:p text:style-name="Standard">Notes</text:p>
            <text:list xml:id="list1418504536" text:continue-numbering="true" text:style-name="L3">
              <text:list-item>
                <text:p text:style-name="P7"><text:span text:style-name="T5">'Sample ID' </text:span>(from 'lib_name') is not required.</text:p>
              </text:list-item>
            </text:list>
            <text:list xml:id="list931049829" text:style-name="L4">
              <text:list-item>
                <text:p text:style-name="P8"><text:span text:style-name="T5">'lib_desc'</text:span> <text:span text:style-name="T7">is not required output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gradient draw:name="GLK_20_with_20_Flat_20_files" draw:display-name="GLK with Flat files" draw:style="linear" draw:start-color="#999999" draw:end-color="#ffff00" draw:start-intensity="100%" draw:end-intensity="100%" draw:angle="2700" draw:border="0%"/>
    <draw:hatch draw:name="Hatch_20_10" draw:display-name="Hatch 10" draw:style="single" draw:color="#000080" draw:distance="0.0256in" draw:rotation="1350"/>
    <draw:hatch draw:name="Hatch_20_11" draw:display-name="Hatch 11" draw:style="single" draw:color="#008000" draw:distance="0.0256in" draw:rotation="450"/>
    <draw:hatch draw:name="Hatch_20_12" draw:display-name="Hatch 12" draw:style="single" draw:color="#000080" draw:distance="0.0256in" draw:rotation="1350"/>
    <draw:hatch draw:name="Hatch_20_13" draw:display-name="Hatch 13" draw:style="single" draw:color="#008000" draw:distance="0.0256in" draw:rotation="450"/>
    <draw:hatch draw:name="Hatch_20_14" draw:display-name="Hatch 14" draw:style="single" draw:color="#000080" draw:distance="0.0256in" draw:rotation="1350"/>
    <draw:hatch draw:name="Hatch_20_15" draw:display-name="Hatch 15" draw:style="single" draw:color="#008000" draw:distance="0.0256in" draw:rotation="450"/>
    <draw:hatch draw:name="Hatch_20_16" draw:display-name="Hatch 16" draw:style="single" draw:color="#000080" draw:distance="0.0256in" draw:rotation="1350"/>
    <draw:hatch draw:name="Hatch_20_17" draw:display-name="Hatch 17" draw:style="single" draw:color="#008000" draw:distance="0.0256in" draw:rotation="450"/>
    <draw:hatch draw:name="Hatch_20_18" draw:display-name="Hatch 18" draw:style="single" draw:color="#000080" draw:distance="0.0256in" draw:rotation="1350"/>
    <draw:hatch draw:name="Hatch_20_19" draw:display-name="Hatch 19" draw:style="single" draw:color="#008000" draw:distance="0.0256in" draw:rotation="450"/>
    <draw:hatch draw:name="Hatch_20_2" draw:display-name="Hatch 2" draw:style="single" draw:color="#000080" draw:distance="0.0453in" draw:rotation="1350"/>
    <draw:hatch draw:name="Hatch_20_3" draw:display-name="Hatch 3" draw:style="single" draw:color="#008000" draw:distance="0.0453in" draw:rotation="450"/>
    <draw:hatch draw:name="Hatch_20_6" draw:display-name="Hatch 6" draw:style="single" draw:color="#000080" draw:distance="0.0453in" draw:rotation="1350"/>
    <draw:hatch draw:name="Hatch_20_7" draw:display-name="Hatch 7" draw:style="single" draw:color="#008000" draw:distance="0.0453in" draw:rotation="450"/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Liberation Mono" fo:font-size="10pt" style:font-name-asian="DejaVu LGC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8-10T12:07:06</meta:creation-date>
    <meta:generator>OpenOffice.org/3.1$Unix OpenOffice.org_project/310m19$Build-9420</meta:generator>
    <dc:date>2012-11-09T15:36:01</dc:date>
    <dc:creator>Peter Edworthy</dc:creator>
    <meta:editing-duration>PT39H59M17S</meta:editing-duration>
    <meta:editing-cycles>22</meta:editing-cycles>
    <meta:document-statistic meta:table-count="3" meta:image-count="0" meta:object-count="0" meta:page-count="3" meta:paragraph-count="64" meta:word-count="211" meta:character-count="1787"/>
  </office:meta>
</office:document-meta>
</file>